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1.3" style:family="table-row">
      <style:table-row-properties style:min-row-height="0.815cm"/>
    </style:style>
    <style:style style:name="P1" style:family="paragraph" style:parent-style-name="Standard">
      <style:text-properties officeooo:rsid="0019f55c" officeooo:paragraph-rsid="0019f55c"/>
    </style:style>
    <style:style style:name="P2" style:family="paragraph" style:parent-style-name="Standard">
      <style:text-properties officeooo:rsid="0019f55c" officeooo:paragraph-rsid="001ade8b"/>
    </style:style>
    <style:style style:name="P3" style:family="paragraph" style:parent-style-name="Standard">
      <style:text-properties officeooo:rsid="0019f55c" officeooo:paragraph-rsid="002f23eb"/>
    </style:style>
    <style:style style:name="P4" style:family="paragraph" style:parent-style-name="Standard">
      <style:text-properties officeooo:rsid="0019f55c" officeooo:paragraph-rsid="0039c498"/>
    </style:style>
    <style:style style:name="P5" style:family="paragraph" style:parent-style-name="Standard">
      <style:text-properties officeooo:rsid="0030dd5b" officeooo:paragraph-rsid="0030dd5b"/>
    </style:style>
    <style:style style:name="P6" style:family="paragraph" style:parent-style-name="Standard">
      <style:text-properties officeooo:rsid="0034cce4" officeooo:paragraph-rsid="0034cce4"/>
    </style:style>
    <style:style style:name="P7" style:family="paragraph" style:parent-style-name="Standard">
      <style:text-properties officeooo:rsid="0036e6ce" officeooo:paragraph-rsid="0036e6ce"/>
    </style:style>
    <style:style style:name="P8" style:family="paragraph" style:parent-style-name="Standard">
      <style:text-properties officeooo:rsid="00377c47" officeooo:paragraph-rsid="00377c47"/>
    </style:style>
    <style:style style:name="P9" style:family="paragraph" style:parent-style-name="Standard">
      <style:text-properties officeooo:rsid="0039c498" officeooo:paragraph-rsid="0039c498"/>
    </style:style>
    <style:style style:name="P10" style:family="paragraph" style:parent-style-name="Standard">
      <style:text-properties officeooo:rsid="003bbb22" officeooo:paragraph-rsid="003bbb22"/>
    </style:style>
    <style:style style:name="P11" style:family="paragraph" style:parent-style-name="Table_20_Contents">
      <style:text-properties officeooo:rsid="003bbb22" officeooo:paragraph-rsid="003bbb22"/>
    </style:style>
    <style:style style:name="P12" style:family="paragraph" style:parent-style-name="Table_20_Contents">
      <style:paragraph-properties fo:text-align="center" style:justify-single-word="false"/>
      <style:text-properties officeooo:rsid="003bbb22" officeooo:paragraph-rsid="003bbb22"/>
    </style:style>
    <style:style style:name="P13" style:family="paragraph" style:parent-style-name="Table_20_Contents">
      <style:text-properties officeooo:rsid="003c42f1" officeooo:paragraph-rsid="003c42f1"/>
    </style:style>
    <style:style style:name="P14" style:family="paragraph" style:parent-style-name="Standard">
      <style:text-properties fo:font-weight="bold" officeooo:rsid="0019f55c" officeooo:paragraph-rsid="0019f55c" style:font-weight-asian="bold" style:font-weight-complex="bold"/>
    </style:style>
    <style:style style:name="P15" style:family="paragraph" style:parent-style-name="Standard">
      <style:text-properties fo:font-weight="bold" officeooo:rsid="0034cce4" officeooo:paragraph-rsid="0034cce4" style:font-weight-asian="bold" style:font-weight-complex="bold"/>
    </style:style>
    <style:style style:name="P16" style:family="paragraph" style:parent-style-name="Standard">
      <style:text-properties fo:font-weight="bold" officeooo:rsid="0039c498" officeooo:paragraph-rsid="0039c498" style:font-weight-asian="bold" style:font-weight-complex="bold"/>
    </style:style>
    <style:style style:name="P17" style:family="paragraph" style:parent-style-name="Standard">
      <style:text-properties fo:font-weight="bold" officeooo:rsid="004d5fb8" officeooo:paragraph-rsid="004d5fb8" style:font-weight-asian="bold" style:font-weight-complex="bold"/>
    </style:style>
    <style:style style:name="P18" style:family="paragraph" style:parent-style-name="Standard">
      <style:text-properties fo:font-weight="bold" officeooo:rsid="00544ac1" officeooo:paragraph-rsid="00544ac1" style:font-weight-asian="bold" style:font-weight-complex="bold"/>
    </style:style>
    <style:style style:name="P19" style:family="paragraph" style:parent-style-name="Standard">
      <style:text-properties fo:font-weight="bold" officeooo:rsid="0055d411" officeooo:paragraph-rsid="0055d411" style:font-weight-asian="bold" style:font-weight-complex="bold"/>
    </style:style>
    <style:style style:name="P20" style:family="paragraph" style:parent-style-name="Standard">
      <style:text-properties fo:font-weight="bold" officeooo:rsid="0055d411" officeooo:paragraph-rsid="00576331" style:font-weight-asian="bold" style:font-weight-complex="bold"/>
    </style:style>
    <style:style style:name="P21" style:family="paragraph" style:parent-style-name="Standard">
      <style:text-properties fo:font-weight="bold" officeooo:rsid="00576331" officeooo:paragraph-rsid="00576331" style:font-weight-asian="bold" style:font-weight-complex="bold"/>
    </style:style>
    <style:style style:name="P22" style:family="paragraph" style:parent-style-name="Standard">
      <style:text-properties fo:font-weight="bold" officeooo:rsid="005becc4" officeooo:paragraph-rsid="005becc4" style:font-weight-asian="bold" style:font-weight-complex="bold"/>
    </style:style>
    <style:style style:name="P23" style:family="paragraph" style:parent-style-name="Standard">
      <style:paragraph-properties fo:text-align="center" style:justify-single-word="false"/>
      <style:text-properties fo:color="#c9211e" loext:opacity="100%" fo:font-size="15pt" fo:font-weight="bold" officeooo:rsid="0043fec1" officeooo:paragraph-rsid="0043fec1" style:font-size-asian="15pt" style:font-weight-asian="bold" style:font-size-complex="15pt" style:font-weight-complex="bold"/>
    </style:style>
    <style:style style:name="P24" style:family="paragraph" style:parent-style-name="Standard">
      <style:text-properties officeooo:paragraph-rsid="00446c4c"/>
    </style:style>
    <style:style style:name="P25" style:family="paragraph" style:parent-style-name="Table_20_Contents">
      <style:text-properties officeooo:rsid="0046486d" officeooo:paragraph-rsid="0046486d"/>
    </style:style>
    <style:style style:name="P26" style:family="paragraph" style:parent-style-name="Standard">
      <style:text-properties officeooo:rsid="004d5fb8" officeooo:paragraph-rsid="00542392"/>
    </style:style>
    <style:style style:name="P27" style:family="paragraph" style:parent-style-name="Standard">
      <style:text-properties officeooo:rsid="004d5fb8" officeooo:paragraph-rsid="00576331"/>
    </style:style>
    <style:style style:name="P28" style:family="paragraph" style:parent-style-name="Standard">
      <style:text-properties fo:font-weight="normal" officeooo:rsid="0055d411" officeooo:paragraph-rsid="0055d411" style:font-weight-asian="normal" style:font-weight-complex="normal"/>
    </style:style>
    <style:style style:name="P29" style:family="paragraph" style:parent-style-name="Standard">
      <style:text-properties fo:font-weight="normal" officeooo:rsid="00576331" officeooo:paragraph-rsid="00576331" style:font-weight-asian="normal" style:font-weight-complex="normal"/>
    </style:style>
    <style:style style:name="P30" style:family="paragraph" style:parent-style-name="Standard">
      <style:text-properties fo:font-weight="normal" officeooo:rsid="005becc4" officeooo:paragraph-rsid="005becc4" style:font-weight-asian="normal" style:font-weight-complex="normal"/>
    </style:style>
    <style:style style:name="P31" style:family="paragraph" style:parent-style-name="Standard">
      <style:text-properties fo:font-weight="normal" officeooo:rsid="00544ac1" officeooo:paragraph-rsid="00544ac1" style:font-weight-asian="normal" style:font-weight-complex="normal"/>
    </style:style>
    <style:style style:name="P32" style:family="paragraph" style:parent-style-name="Standard">
      <style:text-properties style:text-underline-style="solid" style:text-underline-width="auto" style:text-underline-color="font-color" fo:font-weight="bold" officeooo:rsid="0055d411" officeooo:paragraph-rsid="0055d411" style:font-weight-asian="bold" style:font-weight-complex="bold"/>
    </style:style>
    <style:style style:name="P33" style:family="paragraph" style:parent-style-name="Standard">
      <style:text-properties fo:font-weight="normal" officeooo:rsid="005ed035" officeooo:paragraph-rsid="005ed035" style:font-weight-asian="normal" style:font-weight-complex="normal"/>
    </style:style>
    <style:style style:name="T1" style:family="text">
      <style:text-properties officeooo:rsid="001ade8b"/>
    </style:style>
    <style:style style:name="T2" style:family="text">
      <style:text-properties officeooo:rsid="001d0410"/>
    </style:style>
    <style:style style:name="T3" style:family="text">
      <style:text-properties officeooo:rsid="001ea387"/>
    </style:style>
    <style:style style:name="T4" style:family="text">
      <style:text-properties officeooo:rsid="001fd0dc"/>
    </style:style>
    <style:style style:name="T5" style:family="text">
      <style:text-properties officeooo:rsid="00205350"/>
    </style:style>
    <style:style style:name="T6" style:family="text">
      <style:text-properties officeooo:rsid="0022139d"/>
    </style:style>
    <style:style style:name="T7" style:family="text">
      <style:text-properties officeooo:rsid="00238391"/>
    </style:style>
    <style:style style:name="T8" style:family="text">
      <style:text-properties officeooo:rsid="0027652c"/>
    </style:style>
    <style:style style:name="T9" style:family="text">
      <style:text-properties officeooo:rsid="002a53ff"/>
    </style:style>
    <style:style style:name="T10" style:family="text">
      <style:text-properties officeooo:rsid="002c96d8"/>
    </style:style>
    <style:style style:name="T11" style:family="text">
      <style:text-properties officeooo:rsid="002e77e8"/>
    </style:style>
    <style:style style:name="T12" style:family="text">
      <style:text-properties officeooo:rsid="002f23eb"/>
    </style:style>
    <style:style style:name="T13" style:family="text">
      <style:text-properties officeooo:rsid="003324ea"/>
    </style:style>
    <style:style style:name="T14" style:family="text">
      <style:text-properties officeooo:rsid="0034cce4"/>
    </style:style>
    <style:style style:name="T15" style:family="text">
      <style:text-properties officeooo:rsid="0036e6ce"/>
    </style:style>
    <style:style style:name="T16" style:family="text">
      <style:text-properties officeooo:rsid="00377c47"/>
    </style:style>
    <style:style style:name="T17" style:family="text">
      <style:text-properties officeooo:rsid="00384300"/>
    </style:style>
    <style:style style:name="T18" style:family="text">
      <style:text-properties officeooo:rsid="0039c498"/>
    </style:style>
    <style:style style:name="T19" style:family="text">
      <style:text-properties officeooo:rsid="003a4c92"/>
    </style:style>
    <style:style style:name="T20" style:family="text">
      <style:text-properties officeooo:rsid="003bbb22"/>
    </style:style>
    <style:style style:name="T21" style:family="text">
      <style:text-properties officeooo:rsid="003c42f1"/>
    </style:style>
    <style:style style:name="T22" style:family="text">
      <style:text-properties officeooo:rsid="003f63f2"/>
    </style:style>
    <style:style style:name="T23" style:family="text">
      <style:text-properties officeooo:rsid="0040d30c"/>
    </style:style>
    <style:style style:name="T24" style:family="text">
      <style:text-properties officeooo:rsid="00446c4c"/>
    </style:style>
    <style:style style:name="T25" style:family="text">
      <style:text-properties officeooo:rsid="0046486d"/>
    </style:style>
    <style:style style:name="T26" style:family="text">
      <style:text-properties officeooo:rsid="004ab7bb"/>
    </style:style>
    <style:style style:name="T27" style:family="text">
      <style:text-properties officeooo:rsid="004d5fb8"/>
    </style:style>
    <style:style style:name="T28" style:family="text">
      <style:text-properties officeooo:rsid="004ee434"/>
    </style:style>
    <style:style style:name="T29" style:family="text">
      <style:text-properties officeooo:rsid="005081f7"/>
    </style:style>
    <style:style style:name="T30" style:family="text">
      <style:text-properties officeooo:rsid="00522dc2"/>
    </style:style>
    <style:style style:name="T31" style:family="text">
      <style:text-properties officeooo:rsid="00556960"/>
    </style:style>
    <style:style style:name="T32" style:family="text">
      <style:text-properties officeooo:rsid="00576331"/>
    </style:style>
    <style:style style:name="T33" style:family="text">
      <style:text-properties officeooo:rsid="005864d6"/>
    </style:style>
    <style:style style:name="T34" style:family="text">
      <style:text-properties officeooo:rsid="00587cdb"/>
    </style:style>
    <style:style style:name="T35" style:family="text">
      <style:text-properties officeooo:rsid="00588792"/>
    </style:style>
    <style:style style:name="T36" style:family="text">
      <style:text-properties officeooo:rsid="0059f5b3"/>
    </style:style>
    <style:style style:name="T37" style:family="text">
      <style:text-properties officeooo:rsid="005bec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rojet codéine :</text:p>
      <text:p text:style-name="P23"/>
      <text:p text:style-name="P14">Note sur <text:span text:style-name="T14">Zombilingo/</text:span><text:span text:style-name="T17">Rigor-mortis</text:span> :</text:p>
      <text:p text:style-name="P1"/>
      <text:p text:style-name="P5">les + :</text:p>
      <text:p text:style-name="P5">- pas mal de différents « niveaux »</text:p>
      <text:p text:style-name="P5">- classement général et « pvp »</text:p>
      <text:p text:style-name="P5">- plusieurs th<text:span text:style-name="T13">è</text:span>mes</text:p>
      <text:p text:style-name="P1"/>
      <text:p text:style-name="P5">les - : </text:p>
      <text:p text:style-name="P2">- <text:span text:style-name="T1">Peu d’impression de progression, </text:span><text:span text:style-name="T3">succès trop flou, </text:span><text:span text:style-name="T5">avoir une liste et comment les débloquer (et quelqu</text:span><text:span text:style-name="T9">es </text:span><text:span text:style-name="T5">secret</text:span><text:span text:style-name="T9">s</text:span><text:span text:style-name="T5">) serait mieux</text:span></text:p>
      <text:p text:style-name="P2">- <text:span text:style-name="T6">Système de level</text:span><text:span text:style-name="T1"> (comment passer au niveau 2, </text:span><text:span text:style-name="T2">une barre d’xp </text:span><text:span text:style-name="T10">présente dans le profil serait cool</text:span><text:span text:style-name="T2">), </text:span><text:span text:style-name="T6">et progression lente, je prèfere avoir 20 niveau rapide que 5 long </text:span><text:span text:style-name="T7">(personnel), </text:span><text:span text:style-name="T15">gagner un niveau pourrait faire gagner + de choses que seulement de nouveau niveau</text:span></text:p>
      <text:p text:style-name="P2">- <text:span text:style-name="T18">(Zombilingo) </text:span><text:span text:style-name="T4">Souris perso pas tjrs prtatique (ou est le pointeur), </text:span><text:span text:style-name="T8">et en écran réduit, l’application fonctionne mal (pas de truc vert qd on passe sur les mots)</text:span></text:p>
      <text:p text:style-name="P3">- <text:span text:style-name="T12">Utilité de certains objet assez secondaires</text:span></text:p>
      <text:p text:style-name="P3"/>
      <text:p text:style-name="P15">Note sur JeuxDeMots : </text:p>
      <text:p text:style-name="P6"/>
      <text:p text:style-name="P7">Les + :</text:p>
      <text:p text:style-name="P7">- Systeme de succès/Haut-fait</text:p>
      <text:p text:style-name="P7">- PVP <text:span text:style-name="T16">et classements</text:span></text:p>
      <text:p text:style-name="P7">- <text:span text:style-name="T20">Systeme de lvl compréhensible, comparable a un rank d’un jeu en ligne</text:span></text:p>
      <text:p text:style-name="P7"/>
      <text:p text:style-name="P7">Les - :</text:p>
      <text:p text:style-name="P8">- responsive <text:span text:style-name="T17">bug/css bizarre sur certaines pages</text:span></text:p>
      <text:p text:style-name="P8"/>
      <text:p text:style-name="P16">Idée <text:span text:style-name="T19">pour codéine</text:span> : </text:p>
      <text:p text:style-name="P9"/>
      <table:table table:name="Tableau1" table:style-name="Tableau1">
        <table:table-column table:style-name="Tableau1.A" table:number-columns-repeated="3"/>
        <table:table-column table:style-name="Tableau1.D"/>
        <table:table-row>
          <table:table-cell table:style-name="Tableau1.A1" office:value-type="string">
            <text:p text:style-name="P12">Achievers</text:p>
          </table:table-cell>
          <table:table-cell table:style-name="Tableau1.A1" office:value-type="string">
            <text:p text:style-name="P12">socializers</text:p>
          </table:table-cell>
          <table:table-cell table:style-name="Tableau1.A1" office:value-type="string">
            <text:p text:style-name="P12">explorers</text:p>
          </table:table-cell>
          <table:table-cell table:style-name="Tableau1.D1" office:value-type="string">
            <text:p text:style-name="P12">killer</text:p>
          </table:table-cell>
        </table:table-row>
        <table:table-row>
          <table:table-cell table:style-name="Tableau1.A2" office:value-type="string">
            <text:p text:style-name="P11">Système de succès/haut-faits, <text:span text:style-name="T21">avec certains caché </text:span><text:span text:style-name="T23">(juste le nom pour donner un indice)</text:span></text:p>
          </table:table-cell>
          <table:table-cell table:style-name="Tableau1.A2" office:value-type="string">
            <text:p text:style-name="P25">Ajouter ses amis et classement entre eux. Qui a realisé le défi le + vite/le plus de score du jour</text:p>
          </table:table-cell>
          <table:table-cell table:style-name="Tableau1.A2" office:value-type="string">
            <text:p text:style-name="P11">Accueil interactif (cliquer sur une lampe peut l’éteindre par ex).<text:line-break/>Se balader dans l’hôpital (par exemple le menu option se trouve devant des outils médicaux tjrs interactif)</text:p>
          </table:table-cell>
          <table:table-cell table:style-name="Tableau1.D2" office:value-type="string">
            <text:p text:style-name="P11">Classement selon un système de score, selon le nombre de bataille gagner</text:p>
          </table:table-cell>
        </table:table-row>
        <table:table-row table:style-name="Tableau1.3">
          <table:table-cell table:style-name="Tableau1.A2" office:value-type="string">
            <text:p text:style-name="P13">Récompenses liés au nombre obtenue</text:p>
          </table:table-cell>
          <table:table-cell table:style-name="Tableau1.A2" office:value-type="string">
            <text:p text:style-name="Table_20_Contents"/>
          </table:table-cell>
          <table:table-cell table:style-name="Tableau1.A2" office:value-type="string">
            <text:p text:style-name="P13">Plus d’un personnage (2 ou 3)</text:p>
          </table:table-cell>
          <table:table-cell table:style-name="Tableau1.D2" office:value-type="string">
            <text:p text:style-name="P11">Pvp (celui qui marquera le + de points ? Ou le plus rapide)</text:p>
          </table:table-cell>
        </table:table-row>
        <table:table-row table:style-name="Tableau1.3">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P11">Rank ?</text:p>
          </table:table-cell>
        </table:table-row>
      </table:table>
      <text:p text:style-name="P10"/>
      <text:p text:style-name="P10"/>
      <text:p text:style-name="P9">-<text:span text:style-name="T20">Defi quotidien, sur </text:span><text:span text:style-name="T22">un unique diag, tout le monde aura le même, ajoute une série pour ceux qui réussisse un enchaînement sur plusieurs jours</text:span></text:p>
      <text:p text:style-name="P4"><text:soft-page-break/>-<text:span text:style-name="T11">Poster son score sur les réseaux, </text:span><text:span text:style-name="T22">ou la réussite du défi quotidien</text:span><text:span text:style-name="T11"> (système de récompense si le joueur partage, fait de la visibilité a notre jeu)</text:span></text:p>
      <text:p text:style-name="P4">- <text:span text:style-name="T21">une histoire/mode histoire, même s’il est court. </text:span><text:span text:style-name="T27">Ex : Le robot qui s’occupe de traiter les diag déconne et a cassé tte nos données, on doit les analyser pour savoir si ce que le robot nous a donné est correct ou non.</text:span></text:p>
      <text:p text:style-name="P4">- <text:span text:style-name="T21">un tutoriel</text:span></text:p>
      <text:p text:style-name="P4">- <text:span text:style-name="T21">différents mode de jeu, aléatoire par exemple pour différent sujet mélangés, ou contre la montre pour faire le meilleur score dans le niveau de son choix, la plus longue série sans faute...</text:span></text:p>
      <text:p text:style-name="P4">- <text:span text:style-name="T21">des objets plus utile obtenable en remplissant certaines conditions, multiplicateur de score, skip sans perte de score/erreur un </text:span><text:span text:style-name="T22">diag</text:span><text:span text:style-name="T21">? </text:span><text:span text:style-name="T23">Objet devoilant la description d’un succès caché, objet dévoilant </text:span></text:p>
      <text:p text:style-name="P4">-<text:span text:style-name="T23">Parrainage</text:span></text:p>
      <text:p text:style-name="P24">- <text:span text:style-name="T24">Profil avec de bonne statistique</text:span></text:p>
      <text:p text:style-name="P24">- <text:span text:style-name="T25">Mission / Mission quotidienne</text:span></text:p>
      <text:p text:style-name="P24">- <text:span text:style-name="T26">systeme de niveau, seul les + experimentés arriveront au stage les plus dur</text:span></text:p>
      <text:p text:style-name="P24">- <text:span text:style-name="T27">Une bonne interface graphique, simple mais jolie</text:span></text:p>
      <text:p text:style-name="P24">- <text:span text:style-name="T30">cosmetique</text:span></text:p>
      <text:p text:style-name="P6"/>
      <text:p text:style-name="P17">Jeu en lui même : </text:p>
      <text:p text:style-name="P26">Un médecin propose des diag 1 a 1 <text:span text:style-name="T29">(choix du theme possible, différente difficulté)</text:span>, on doit lui dire si c’est ok, si c’est faux, pointé les mots qui montre le problème (lié lunette de vue → cécité <text:s/>), <text:span text:style-name="T28">ou alors le choix de sélectionner une phrase ou des mots pour des problèmes de syntaxe ou lexical…</text:span></text:p>
      <text:p text:style-name="P26"/>
      <text:p text:style-name="P19">PVP :</text:p>
      <text:p text:style-name="P28"/>
      <text:p text:style-name="P28">Comment marche le pvp</text:p>
      <text:p text:style-name="P28"/>
      <text:p text:style-name="P19">Succès :</text:p>
      <text:p text:style-name="P19"/>
      <text:p text:style-name="P28">- Premier diag fait</text:p>
      <text:p text:style-name="P28">- 10 diag fait</text:p>
      <text:p text:style-name="P28">- 100 diag fait...</text:p>
      <text:p text:style-name="P28">- Niveau X atteint</text:p>
      <text:p text:style-name="P28">- <text:span text:style-name="T35">Docteur en … (a fini X diag d’une catégorie)</text:span></text:p>
      <text:p text:style-name="P28">- <text:span text:style-name="T35">Premiere bataille pvp gagné</text:span></text:p>
      <text:p text:style-name="P28">- <text:span text:style-name="T35">10 bataille…</text:span></text:p>
      <text:p text:style-name="P28">- <text:span text:style-name="T35">Vous avez jouer a « inserer mode de jeux »</text:span></text:p>
      <text:p text:style-name="P28">- <text:span text:style-name="T35">Vous avez jouer 10 fois à …</text:span></text:p>
      <text:p text:style-name="P28">- <text:span text:style-name="T35">Vous vous etes connecté 2j de suite</text:span></text:p>
      <text:p text:style-name="P28">- <text:span text:style-name="T35">7j de suite</text:span></text:p>
      <text:p text:style-name="P28">- <text:span text:style-name="T35">Vs avez fait quete quotidienne</text:span></text:p>
      <text:p text:style-name="P28">- <text:span text:style-name="T35">vs avez fait 10 quetes quotidiennes</text:span></text:p>
      <text:p text:style-name="P19"/>
      <text:p text:style-name="P19">Item :</text:p>
      <text:p text:style-name="P19"/>
      <text:p text:style-name="P28">- Skip un diag</text:p>
      <text:p text:style-name="P28">- Higlight les potentiels erreur (50 % de chance de donner la vérité)</text:p>
      <text:p text:style-name="P28">- % <text:span text:style-name="T36">de réponses des joueurs</text:span></text:p>
      <text:p text:style-name="P28">- <text:span text:style-name="T37">Multiplicateur de score</text:span></text:p>
      <text:p text:style-name="P19"/>
      <text:p text:style-name="P19">Recompenses :</text:p>
      <text:p text:style-name="P19"/>
      <text:p text:style-name="P28">Idée de récompenses</text:p>
      <text:p text:style-name="P19"><text:soft-page-break/></text:p>
      <text:p text:style-name="P19">Mode de jeu :</text:p>
      <text:p text:style-name="P19"/>
      <text:p text:style-name="P28">- Histoire</text:p>
      <text:p text:style-name="P28">- Choix de theme</text:p>
      <text:p text:style-name="P28">- Infini</text:p>
      <text:p text:style-name="P28">- Contre la montre</text:p>
      <text:p text:style-name="P28"/>
      <text:p text:style-name="P19">Systeme de score : </text:p>
      <text:p text:style-name="P30"/>
      <text:p text:style-name="P30">comment calculer score</text:p>
      <text:p text:style-name="P19"/>
      <text:p text:style-name="P28"/>
      <text:p text:style-name="P20">S<text:span text:style-name="T32">ysteme de </text:span>Niveau :</text:p>
      <text:p text:style-name="P20"/>
      <text:p text:style-name="P29">atteindre certains niveau pour accéder a certaines partie</text:p>
      <text:p text:style-name="P29"/>
      <text:p text:style-name="P27"/>
      <text:p text:style-name="P21">Classement : </text:p>
      <text:p text:style-name="P29">- Classement général du meilleur score en contre la montre et infini <text:span text:style-name="T34">(triable par catégorie)</text:span></text:p>
      <text:p text:style-name="P29">- Classement de la personne avec le + de diag réalisé (triable par catégorie)</text:p>
      <text:p text:style-name="P29">- Classement par niveau</text:p>
      <text:p text:style-name="P29">- Classement <text:span text:style-name="T33">par bataille pvp gagner</text:span></text:p>
      <text:p text:style-name="P29"/>
      <text:p text:style-name="P22">Argent(?) :</text:p>
      <text:p text:style-name="P30"/>
      <text:p text:style-name="P32"/>
      <text:p text:style-name="P28"/>
      <text:p text:style-name="P26"/>
      <text:p text:style-name="P18">Nom du jeu : </text:p>
      <text:p text:style-name="P31">Codéine <text:span text:style-name="T31">(?)</text:span></text:p>
      <text:p text:style-name="P31"/>
      <text:p text:style-name="P33">Question : Doit on noter les erreurs, juste spécifier lesquels ? Obligé de swipe ? Avez vs une idée de comment faire pour les diag généré dont nous ne savons pas s’ils sont bon ou nn (systeme de pourcentage ? Si le graph a en moyenne 4 etoiles on le considere comme ok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1:29:03.297652830</meta:creation-date>
    <dc:date>2023-02-27T11:19:15.042332438</dc:date>
    <meta:editing-duration>PT21H24M32S</meta:editing-duration>
    <meta:editing-cycles>56</meta:editing-cycles>
    <meta:generator>LibreOffice/7.4.4.2$Linux_X86_64 LibreOffice_project/40$Build-2</meta:generator>
    <meta:document-statistic meta:table-count="1" meta:image-count="0" meta:object-count="0" meta:page-count="3" meta:paragraph-count="86" meta:word-count="788" meta:character-count="4293" meta:non-whitespace-character-count="3582"/>
  </office:meta>
</office:document-meta>
</file>